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fo:margin-left="0.2056in" fo:margin-right="0.1889in" fo:margin-top="0.1965in" fo:margin-bottom="0.1965in" table:align="margins"/>
    </style:style>
    <style:style style:name="Table2.A" style:family="table-column">
      <style:table-column-properties style:column-width="0.4646in" style:rel-column-width="4833*"/>
    </style:style>
    <style:style style:name="Table2.B" style:family="table-column">
      <style:table-column-properties style:column-width="5.834in" style:rel-column-width="60702*"/>
    </style:style>
    <style:style style:name="Table2.A1" style:family="table-cell">
      <style:table-cell-properties fo:padding="0.0382in" fo:border="none"/>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6931in" fo:margin-top="0in" fo:margin-bottom="0.1965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2986in" fo:margin-left="0.2056in" fo:margin-right="0.1889in" fo:margin-top="0.1965in" fo:margin-bottom="0.1965in" table:align="margins"/>
    </style:style>
    <style:style style:name="Table3.A" style:family="table-column">
      <style:table-column-properties style:column-width="0.4639in" style:rel-column-width="4826*"/>
    </style:style>
    <style:style style:name="Table3.B" style:family="table-column">
      <style:table-column-properties style:column-width="5.8347in" style:rel-column-width="60709*"/>
    </style:style>
    <style:style style:name="Table3.A1" style:family="table-cell">
      <style:table-cell-properties fo:padding="0.0382in" fo:border="none"/>
    </style:style>
    <style:style style:name="Table3.B1" style:family="table-cell">
      <style:table-cell-properties fo:padding="0.0382in" fo:border="0.0007in solid #000000"/>
    </style:style>
    <style:style style:name="Table4" style:family="table">
      <style:table-properties style:width="6.691in" table:align="left"/>
    </style:style>
    <style:style style:name="Table4.A" style:family="table-column">
      <style:table-column-properties style:column-width="1.8507in"/>
    </style:style>
    <style:style style:name="Table4.B" style:family="table-column">
      <style:table-column-properties style:column-width="4.840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in" fo:margin-bottom="0.0835in"/>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text" style:list-style-name="L1"/>
    <style:style style:name="P7" style:family="paragraph" style:parent-style-name="Darktable_20_heading_20_2">
      <style:text-properties fo:background-color="transparent"/>
    </style:style>
    <style:style style:name="P8"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in" fo:margin-right="0in" fo:margin-top="0in" fo:margin-bottom="0.1965in" style:wrap="dynamic"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1965in" style:run-through="foreground" style:wrap="parallel" style:number-wrapped-paragraphs="no-limit" style:vertical-pos="from-top" style:vertical-rel="paragraph" style:horizontal-pos="right" style:horizontal-rel="paragraph" fo:padding="0in" fo:border="none"/>
    </style:style>
    <style:style style:name="fr3"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1965in" fo:margin-top="0in" fo:margin-bottom="0.1965in" style:run-through="foreground" style:wrap="parallel" style:number-wrapped-paragraphs="no-limit" style:vertical-pos="from-top" style:vertical-rel="paragraph" style:horizontal-pos="left" style:horizontal-rel="paragraph" fo:padding="0in" fo:border="none"/>
    </style:style>
    <style:style style:name="fr6" style:family="graphic" style:parent-style-name="Frame">
      <style:graphic-properties fo:margin-left="0.1965in" fo:margin-right="0in" fo:margin-top="0in" fo:margin-bottom="0.1965in" style:run-through="foreground"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10" style:family="graphic" style:parent-style-name="Frame">
      <style:graphic-properties fo:margin-left="0in" fo:margin-right="0.1965in" fo:margin-top="0in" fo:margin-bottom="0.1181in" style:run-through="foreground" style:wrap="none" style:vertical-pos="from-top" style:vertical-rel="paragraph" style:horizontal-pos="center" style:horizontal-rel="paragraph" fo:padding="0in" fo:border="none"/>
    </style:style>
    <style:style style:name="fr11"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in" fo:border="none"/>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0346in" svg:width="6.6929in" draw:z-index="0"><draw:text-box fo:min-height="4.278in"><text:p text:style-name="Darktable_20_caption"><draw:frame draw:style-name="fr12" draw:name="graphics1" text:anchor-type="paragraph" svg:width="6.6929in" svg:height="4.278in" draw:z-index="27"><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3"><draw:frame draw:style-name="fr13" draw:name="graphics5" text:anchor-type="char" svg:x="0.0602in" svg:y="0.3835in" svg:width="0.2665in" svg:height="0.2665in" draw:z-index="32"><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3">Press <text:span text:style-name="Darktable_20_emphasis">Tab</text:span> to hide/show the left and right panel in once.</text:p>
          </table:table-cell>
        </table:table-row>
        <table:table-row>
          <table:covered-table-cell/>
          <table:table-cell table:style-name="Table2.B2" office:value-type="string">
            <text:p text:style-name="P3">The top, bottom, left and right panels can be collapsed pressing the small arrow on the border of the panel ( <draw:frame draw:style-name="fr14" draw:name="graphics7" text:anchor-type="as-char" svg:y="-0.1457in" svg:width="0.1043in" svg:height="0.2083in" draw:z-index="33"><draw:image xlink:href="../../../symbols/toogle-left-panel.png" xlink:type="simple" xlink:show="embed" xlink:actuate="onLoad"/></draw:frame> , <draw:frame draw:style-name="fr15" draw:name="graphics9" text:anchor-type="as-char" svg:y="-0.1457in" svg:width="0.1043in" svg:height="0.2083in" draw:z-index="34"><draw:image xlink:href="Pictures/100002010000000A00000014AB3BD19B.png" xlink:type="simple" xlink:show="embed" xlink:actuate="onLoad"/></draw:frame> , <draw:frame draw:style-name="fr16" draw:name="graphics8" text:anchor-type="as-char" svg:width="0.2083in" svg:height="0.1043in" draw:z-index="35"><draw:image xlink:href="../../../symbols/toogle-top-panel.png" xlink:type="simple" xlink:show="embed" xlink:actuate="onLoad"/></draw:frame> and <draw:frame draw:style-name="fr16" draw:name="graphics10" text:anchor-type="as-char" svg:width="0.2083in" svg:height="0.1043in" draw:z-index="36"><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 text:anchor-type="paragraph" svg:y="0.2925in" svg:width="2.5543in" draw:z-index="2"><draw:text-box fo:min-height="2.3646in"><text:p text:style-name="Darktable_20_caption"><draw:frame draw:style-name="fr17" draw:name="graphics2" text:anchor-type="paragraph" svg:y="0in" svg:width="2.2047in" svg:height="2.189in" draw:z-index="3"><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4" draw:name="graphics3" text:anchor-type="as-char" svg:y="-0.1508in" svg:width="0.1575in" svg:height="0.1575in" draw:z-index="8"><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16" draw:name="graphics4" text:anchor-type="as-char" svg:width="0.1575in" svg:height="0.1528in" draw:z-index="37"><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able:table table:name="Table3" table:style-name="Table3">
        <table:table-column table:style-name="Table3.A"/>
        <table:table-column table:style-name="Table3.B"/>
        <table:table-row>
          <table:table-cell table:style-name="Table3.A1" office:value-type="string">
            <text:p text:style-name="P5"><draw:frame draw:style-name="fr18" draw:name="graphics30" text:anchor-type="as-char" svg:y="-0.0398in" svg:width="0.2665in" svg:height="0.2665in" draw:z-index="38"><draw:image xlink:href="Pictures/100002010000008000000080D45F7F9D.png" xlink:type="simple" xlink:show="embed" xlink:actuate="onLoad"/></draw:frame></text:p>
          </table:table-cell>
          <table:table-cell table:style-name="Table3.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596992500"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 text:anchor-type="paragraph" svg:y="-0.0098in" svg:width="5.2791in" draw:z-index="4"><draw:text-box fo:min-height="2.4264in"><text:p text:style-name="Darktable_20_caption"><draw:frame draw:style-name="fr19" draw:name="graphics11" text:anchor-type="paragraph" svg:x="0.0016in" svg:y="0.0008in" svg:width="5.2791in" style:rel-width="100%" svg:height="2.4264in" style:rel-height="scale" draw:z-index="5"><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 text:anchor-type="as-char" svg:width="0.1346in" svg:height="0.1346in" draw:z-index="18"><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 text:anchor-type="paragraph" svg:x="4.0575in" svg:y="0.2102in" svg:width="2.6252in" draw:z-index="6"><draw:text-box fo:min-height="2.4882in"><text:p text:style-name="Darktable_20_caption"><draw:frame draw:style-name="fr20" draw:name="graphics13" text:anchor-type="paragraph" svg:x="0in" svg:y="0in" svg:width="2.6252in" style:rel-width="100%" svg:height="2.4882in" style:rel-height="scale" draw:z-index="7"><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5" draw:name="Frame5" text:anchor-type="paragraph" svg:y="1.2791in" svg:width="2.6291in" draw:z-index="9"><draw:text-box fo:min-height="1.7772in"><text:p text:style-name="Darktable_20_caption"><draw:frame draw:style-name="fr20" draw:name="graphics14" text:anchor-type="paragraph" svg:x="0.0016in" svg:y="0in" svg:width="2.6291in" style:rel-width="100%" svg:height="1.7772in" style:rel-height="scale" draw:z-index="10"><draw:image xlink:href="Pictures/1000000000000134000000D166BE48E3.png" xlink:type="simple" xlink:show="embed" xlink:actuate="onLoad"/></draw:frame>Figure <text:sequence text:ref-name="refFigure4"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 text:anchor-type="as-char" svg:width="0.0937in" svg:height="0.0937in" draw:z-index="28"><draw:image xlink:href="Pictures/10000201000000090000000966489ED7.png" xlink:type="simple" xlink:show="embed" xlink:actuate="onLoad"/></draw:frame> button) and a reset button (<draw:frame draw:style-name="fr15" draw:name="graphics16" text:anchor-type="as-char" svg:y="-0.102in" svg:width="0.1346in" svg:height="0.1346in" draw:z-index="30"><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5">Figure 6</text:sequence-ref>.</text:p>
      <text:p text:style-name="Darktable_20_text"><draw:frame draw:style-name="fr3" draw:name="Frame6" text:anchor-type="paragraph" svg:y="0.0547in" svg:width="2.6291in" draw:z-index="11"><draw:text-box fo:min-height="1.7693in"><text:p text:style-name="Darktable_20_caption"><draw:frame draw:style-name="fr19" draw:name="graphics17" text:anchor-type="paragraph" svg:x="0.0016in" svg:y="0.0008in" svg:width="2.6291in" style:rel-width="100%" svg:height="1.7693in" style:rel-height="scale" draw:z-index="12"><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 text:anchor-type="paragraph" svg:y="0.0598in" svg:width="6.6929in" draw:z-index="13"><draw:text-box fo:min-height="4.1827in"><text:p text:style-name="Darktable_20_caption"><draw:frame draw:style-name="fr19" draw:name="graphics20" text:anchor-type="paragraph" svg:x="0.0016in" svg:y="0.0008in" svg:width="6.6929in" style:rel-width="100%" svg:height="4.1827in" style:rel-height="scale" draw:z-index="14"><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5" draw:name="graphics19" text:anchor-type="as-char" svg:y="-0.102in" svg:width="0.1346in" svg:height="0.1346in" draw:z-index="1"><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P8" text:outline-level="3"><draw:frame draw:style-name="fr6" draw:name="Frame11" text:anchor-type="paragraph" svg:y="-0.0154in" svg:width="2.5516in" draw:z-index="17"><draw:text-box fo:min-height="1.6043in"><text:p text:style-name="Darktable_20_caption"><draw:frame draw:style-name="fr19" draw:name="graphics23" text:anchor-type="paragraph" svg:x="0.0016in" svg:y="0.0008in" svg:width="2.5516in" style:rel-width="100%" svg:height="1.6043in" style:rel-height="scale" draw:z-index="19"><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7" draw:name="Frame12" text:anchor-type="paragraph" svg:width="6.6929in" draw:z-index="20"><draw:text-box fo:min-height="4.8307in"><text:p text:style-name="Darktable_20_caption"><draw:frame draw:style-name="fr21" draw:name="graphics24" text:anchor-type="paragraph" svg:width="6.6929in" svg:height="4.8307in" draw:z-index="31"><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8" text:outline-level="3"><draw:frame draw:style-name="fr8" draw:name="Frame10" text:anchor-type="paragraph" svg:y="0.0252in" svg:width="2.6043in" draw:z-index="15"><draw:text-box fo:min-height="1.402in"><text:p text:style-name="Darktable_20_caption"><draw:frame draw:style-name="fr22" draw:name="graphics22" text:anchor-type="paragraph" svg:y="0.0008in" svg:width="2.3957in" style:rel-width="92%" svg:height="1.1457in" style:rel-height="scale" draw:z-index="16"><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chapter 2.</text:p>
      <text:h text:style-name="P8" text:outline-level="3">Histogram</text:h>
      <text:p text:style-name="P4">The histogram of the photo being processed is displayed in the histogram module. As illustrated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8" text:outline-level="3"><draw:frame draw:style-name="fr9" draw:name="Frame9" text:anchor-type="paragraph" svg:width="6.0819in" draw:z-index="21"><draw:text-box fo:min-height="1.7173in"><text:p text:style-name="Darktable_20_caption"><draw:frame draw:style-name="fr21" draw:name="graphics21" text:anchor-type="paragraph" svg:width="5.0209in" svg:height="1.5311in" draw:z-index="26"><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16" draw:name="graphics25" text:anchor-type="as-char" svg:width="0.1146in" svg:height="0.1146in" draw:z-index="29"><draw:image xlink:href="Pictures/100002010000000B0000000B8AF0D153.png" xlink:type="simple" xlink:show="embed" xlink:actuate="onLoad"/></draw:frame> icon in the title bar.</text:p>
      <text:p text:style-name="Darktable_20_text"><draw:frame draw:style-name="fr10" draw:name="Frame7" text:anchor-type="paragraph" svg:y="0.3071in" svg:width="2.6299in" draw:z-index="22"><draw:text-box fo:min-height="1.1929in"><text:p text:style-name="Darktable_20_caption"><draw:frame draw:style-name="fr20" draw:name="graphics18" text:anchor-type="paragraph" svg:x="0in" svg:y="0in" svg:width="2.6299in" style:rel-width="100%" svg:height="1.1929in" style:rel-height="scale" draw:z-index="23"><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s in chapter 3.</text:p>
      <text:h text:style-name="P8" text:outline-level="3"><text:soft-page-break/>More plugins</text:h>
      <text:p text:style-name="Darktable_20_text"><draw:frame draw:style-name="fr11" draw:name="Frame13" text:anchor-type="paragraph" svg:x="2.0244in" svg:y="0.4008in" svg:width="2.6035in" draw:z-index="24"><draw:text-box fo:min-height="2.0417in"><text:p text:style-name="Darktable_20_caption"><draw:frame draw:style-name="fr21" draw:name="graphics26" text:anchor-type="paragraph" svg:width="2.6035in" svg:height="2.0417in" draw:z-index="25"><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2H43M27S</meta:editing-duration>
    <meta:editing-cycles>99</meta:editing-cycles>
    <meta:generator>LibreOffice/3.3$Linux LibreOffice_project/330m19$Build-301</meta:generator>
    <meta:initial-creator>stefano fornari</meta:initial-creator>
    <dc:date>2011-08-16T09:06:12</dc:date>
    <dc:creator>Nicholas Manea</dc:creator>
    <meta:printed-by>Stefano Fornari</meta:printed-by>
    <meta:print-date>2011-03-28T22:04:12</meta:print-date>
    <meta:document-statistic meta:table-count="4" meta:image-count="26" meta:object-count="0" meta:page-count="9" meta:paragraph-count="127" meta:word-count="2655" meta:character-count="15104"/>
  </office:meta>
</office:document-meta>
</file>